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6e26a" officeooo:paragraph-rsid="0006e26a"/>
    </style:style>
    <style:style style:name="P2" style:family="paragraph" style:parent-style-name="Standard">
      <style:paragraph-properties fo:text-align="center" style:justify-single-word="false"/>
      <style:text-properties officeooo:rsid="000752ee" officeooo:paragraph-rsid="000752ee"/>
    </style:style>
    <style:style style:name="P3" style:family="paragraph" style:parent-style-name="Standard">
      <style:paragraph-properties fo:text-align="start" style:justify-single-word="false"/>
      <style:text-properties officeooo:rsid="000752ee" officeooo:paragraph-rsid="000752ee"/>
    </style:style>
    <style:style style:name="P4" style:family="paragraph" style:parent-style-name="Standard">
      <style:paragraph-properties fo:text-align="start" style:justify-single-word="false"/>
      <style:text-properties officeooo:rsid="0007cb54" officeooo:paragraph-rsid="0007cb54"/>
    </style:style>
    <style:style style:name="P5" style:family="paragraph" style:parent-style-name="Standard">
      <style:paragraph-properties fo:text-align="center" style:justify-single-word="false"/>
      <style:text-properties officeooo:rsid="0007cb54" officeooo:paragraph-rsid="0007cb54"/>
    </style:style>
    <style:style style:name="P6" style:family="paragraph" style:parent-style-name="Standard">
      <style:paragraph-properties fo:text-align="start" style:justify-single-word="false"/>
      <style:text-properties officeooo:rsid="0007f878" officeooo:paragraph-rsid="0007f878"/>
    </style:style>
    <style:style style:name="P7" style:family="paragraph" style:parent-style-name="Standard">
      <style:paragraph-properties fo:text-align="center" style:justify-single-word="false"/>
      <style:text-properties officeooo:rsid="0007f878" officeooo:paragraph-rsid="0007f878"/>
    </style:style>
    <style:style style:name="P8" style:family="paragraph" style:parent-style-name="Standard">
      <style:paragraph-properties fo:text-align="start" style:justify-single-word="false"/>
      <style:text-properties officeooo:rsid="0009b212" officeooo:paragraph-rsid="0009b212"/>
    </style:style>
    <style:style style:name="P9" style:family="paragraph" style:parent-style-name="Standard">
      <style:paragraph-properties fo:text-align="center" style:justify-single-word="false" fo:padding="0.0291in" fo:border-left="none" fo:border-right="none" fo:border-top="none" fo:border-bottom="0.06pt solid #000000" style:join-border="false"/>
      <style:text-properties officeooo:rsid="0007cb54" officeooo:paragraph-rsid="0007cb54"/>
    </style:style>
    <style:style style:name="P10" style:family="paragraph" style:parent-style-name="Standard">
      <style:paragraph-properties fo:text-align="center" style:justify-single-word="false" fo:padding="0.0291in" fo:border-left="none" fo:border-right="none" fo:border-top="none" fo:border-bottom="0.06pt solid #000000" style:join-border="false"/>
      <style:text-properties officeooo:rsid="0007f878" officeooo:paragraph-rsid="0007f878"/>
    </style:style>
    <style:style style:name="T1" style:family="text">
      <style:text-properties fo:font-size="12pt" style:font-size-asian="12pt" style:font-size-complex="12pt"/>
    </style:style>
    <style:style style:name="T2" style:family="text">
      <style:text-properties fo:font-size="12pt" officeooo:rsid="000da569" style:font-size-asian="12pt" style:font-size-complex="12pt"/>
    </style:style>
    <style:style style:name="T3" style:family="text">
      <style:text-properties fo:font-size="12pt" officeooo:rsid="0007cb54" style:font-size-asian="12pt" style:font-size-complex="12pt"/>
    </style:style>
    <style:style style:name="T4" style:family="text">
      <style:text-properties fo:font-size="12pt" officeooo:rsid="0007f878" style:font-size-asian="12pt" style:font-size-complex="12pt"/>
    </style:style>
    <style:style style:name="T5" style:family="text">
      <style:text-properties fo:font-size="12pt" officeooo:rsid="0008eaf6"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er Manual</text:p>
      <text:p text:style-name="P2">Turtle</text:p>
      <text:p text:style-name="P3">1.<text:tab/>Problem Description</text:p>
      <text:p text:style-name="P3"><text:span text:style-name="T2"><text:tab/>This program allows the user to control a turtle that moves on a 20 x 20 board. You can move the turtle forward any number of spaces, with the turtle stopping at the wall if you run into it. You can turn the turtle in the four cardinal directions, north, south, east, and west, allowing you to change directions. The turtle is holding a pen, which you can toggle up and down. If the pen is down, the turtle will draw on the board with the pen, leaving a certain brush stroke on the ground. There are four different selectable brush strokes you can choose from. You can also have the turtle jump to a new location by entering a specific x and y coordinate on the board. This moves the turtle, regardless of the direction it is facing, directly to that space without leaving any brush strokes in between.</text:span></text:p>
      <text:p text:style-name="P3"><text:span text:style-name="T2"/></text:p>
      <text:p text:style-name="P3"><text:span text:style-name="T2">2.<text:tab/></text:span><text:span text:style-name="T1">Data Types and Classes</text:span></text:p>
      <text:p text:style-name="P3"><text:span text:style-name="T1"><text:tab/>The data types used in this program fall into two categories: predefined data types and programmer-defined data types. The following subsections address the data types used.</text:span></text:p>
      <text:p text:style-name="P3"><text:span text:style-name="T1"/></text:p>
      <text:p text:style-name="P3"><text:span text:style-name="T1">2.1<text:tab/>int (predefined type)</text:span></text:p>
      <text:p text:style-name="P4"/>
      <text:p text:style-name="P3"><text:span text:style-name="T1">Variables:</text:span></text:p>
      <text:p text:style-name="P3"><text:span text:style-name="T1"><text:tab/>input <text:tab/><text:tab/><text:tab/>user input for the main menu</text:span></text:p>
      <text:p text:style-name="P3"><text:span text:style-name="T1"><text:tab/>numSpaces <text:tab/><text:tab/>the number of spaces to move</text:span></text:p>
      <text:p text:style-name="P3"><text:span text:style-name="T1"><text:tab/>posX <text:tab/><text:tab/><text:tab/>the x-coordinate to jump to</text:span></text:p>
      <text:p text:style-name="P3"><text:span text:style-name="T1"><text:tab/>posY <text:tab/><text:tab/><text:tab/>the y-coordinate to jump to</text:span></text:p>
      <text:p text:style-name="P3"><text:span text:style-name="T1"><text:tab/>brushSelection<text:tab/>the brush to select</text:span></text:p>
      <text:p text:style-name="P3"><text:span text:style-name="T1"/></text:p>
      <text:p text:style-name="P3"><text:span text:style-name="T1">2.2 <text:tab/>char (predefined type)</text:span></text:p>
      <text:p text:style-name="P3"><text:span text:style-name="T1"/></text:p>
      <text:p text:style-name="P3"><text:span text:style-name="T1">Variables:</text:span></text:p>
      <text:p text:style-name="P3"><text:span text:style-name="T1"><text:tab/>dir<text:tab/><text:tab/><text:tab/>the direction to turn</text:span></text:p>
      <text:p text:style-name="P3"><text:span text:style-name="T1"><text:tab/></text:span></text:p>
      <text:p text:style-name="P3"><text:span text:style-name="T1">2.3 <text:tab/>Board (programmer-defined type)</text:span></text:p>
      <text:p text:style-name="P3"><text:span text:style-name="T1"/></text:p>
      <text:p text:style-name="P3"><text:span text:style-name="T1">This class has:</text:span></text:p>
      <text:p text:style-name="P3"><text:span text:style-name="T1"><text:tab/>Data members: <text:tab/>SIZE, floor, groundChar, turtleChar, drawChar, topCornerLeft, <text:tab/><text:tab/><text:tab/><text:tab/><text:tab/><text:tab/>topCornerRight, botCornerLeft, botCornerRight, horWall, vertWall, turtle</text:span></text:p>
      <text:p text:style-name="P3"><text:span text:style-name="T1"/></text:p>
      <text:p text:style-name="P3"><text:span text:style-name="T1"><text:tab/>Member functions:<text:tab/>Board, ~Board, printBoard, moveTurtle, jumpTurtle, turnTurtle, <text:tab/><text:tab/><text:tab/><text:tab/><text:tab/><text:tab/>resetBoard, draw, togglePen, changeBrush, printTurtleInfo, <text:tab/><text:tab/><text:tab/><text:tab/><text:tab/><text:tab/>checkCollision, initBoard</text:span></text:p>
      <text:p text:style-name="P3"><text:span text:style-name="T1"/></text:p>
      <text:p text:style-name="P3"><text:span text:style-name="T1">See the programmer manual for the Board class for more detail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2.4<text:tab/>Turtle (programmer-defined type)</text:span></text:p>
      <text:p text:style-name="P3"><text:span text:style-name="T1"/></text:p>
      <text:p text:style-name="P3"><text:span text:style-name="T1">This class has:</text:span></text:p>
      <text:p text:style-name="P3"><text:span text:style-name="T1"><text:tab/>Data members:<text:tab/>pos, pen, direciton, previousX, previousY</text:span></text:p>
      <text:p text:style-name="P3"><text:span text:style-name="T1"/></text:p>
      <text:p text:style-name="P3"><text:span text:style-name="T1"><text:tab/>Member functions:<text:tab/>Turtle, ~Turtle, getCurrentX, getCurrentY, getPreviousX, getPreviousY, <text:tab/><text:tab/><text:tab/><text:tab/><text:tab/>setCurrentX, setCurrentY, getDirection, move, turn, jump, changeBrush, <text:tab/><text:tab/><text:tab/><text:tab/><text:tab/>changePenPosition, penDown</text:span></text:p>
      <text:p text:style-name="P3"><text:span text:style-name="T1"/></text:p>
      <text:p text:style-name="P3"><text:span text:style-name="T1">See the programmer manual for the Turtle class for more details</text:span></text:p>
      <text:p text:style-name="P3"><text:span text:style-name="T1"/></text:p>
      <text:p text:style-name="P3"><text:span text:style-name="T1">2.5 <text:tab/>Direction (programmer-defined type)</text:span></text:p>
      <text:p text:style-name="P3"><text:span text:style-name="T1"/></text:p>
      <text:p text:style-name="P3"><text:span text:style-name="T1">This class has:</text:span></text:p>
      <text:p text:style-name="P3"><text:span text:style-name="T1"><text:tab/>Data Members:<text:tab/>dir</text:span></text:p>
      <text:p text:style-name="P3"><text:span text:style-name="T1"/></text:p>
      <text:p text:style-name="P3"><text:span text:style-name="T1"><text:tab/>Member Functions<text:tab/>Direction, changeDir, getDir</text:span></text:p>
      <text:p text:style-name="P3"><text:span text:style-name="T1"/></text:p>
      <text:p text:style-name="P3"><text:span text:style-name="T1">See the programmer manual for the Direction class for more details</text:span></text:p>
      <text:p text:style-name="P3"><text:span text:style-name="T1"/></text:p>
      <text:p text:style-name="P3"><text:span text:style-name="T1">2.6<text:tab/>Position (programmer-defined type)</text:span></text:p>
      <text:p text:style-name="P3"><text:span text:style-name="T1"/></text:p>
      <text:p text:style-name="P3"><text:span text:style-name="T1">This class has:</text:span></text:p>
      <text:p text:style-name="P3"><text:span text:style-name="T1"><text:tab/>Data Members: <text:tab/>posX, posY</text:span></text:p>
      <text:p text:style-name="P3"><text:span text:style-name="T1"/></text:p>
      <text:p text:style-name="P3"><text:span text:style-name="T1"><text:tab/>Member Functions:<text:tab/>Position, setPosX, setPosY, getPosX, getPosY</text:span></text:p>
      <text:p text:style-name="P3"><text:span text:style-name="T1"/></text:p>
      <text:p text:style-name="P3"><text:span text:style-name="T1">See the programmer manual for the Position class for more details</text:span></text:p>
      <text:p text:style-name="P3"><text:span text:style-name="T1"/></text:p>
      <text:p text:style-name="P3"><text:span text:style-name="T1">2.7<text:tab/>Pen</text:span></text:p>
      <text:p text:style-name="P3"><text:span text:style-name="T1"/></text:p>
      <text:p text:style-name="P3"><text:span text:style-name="T1">This class has:</text:span></text:p>
      <text:p text:style-name="P3"><text:span text:style-name="T1"><text:tab/>Data Members:<text:tab/>isDown, drawChar</text:span></text:p>
      <text:p text:style-name="P3"><text:span text:style-name="T1"/></text:p>
      <text:p text:style-name="P3"><text:span text:style-name="T1"><text:tab/>Member Functions:<text:tab/>Pen, togglePenPosition, getPenPosition, getBrush</text:span></text:p>
      <text:p text:style-name="P3"><text:span text:style-name="T1"/></text:p>
      <text:p text:style-name="P3"><text:span text:style-name="T1">See the programmer manual for the P</text:span><text:span text:style-name="T3">en</text:span><text:span text:style-name="T1"> class for more details</text:span></text:p>
      <text:p text:style-name="P3"><text:span text:style-name="T1"/></text:p>
      <text:p text:style-name="P4"><text:span text:style-name="T1">3.<text:tab/>High Level Program Solution</text:span></text:p>
      <text:p text:style-name="P4"><text:span text:style-name="T1"/></text:p>
      <text:p text:style-name="P4"><text:span text:style-name="T1"><text:tab/>Main Program</text:span></text:p>
      <text:p text:style-name="P4"><text:span text:style-name="T1"/></text:p>
      <text:p text:style-name="P4"><text:span text:style-name="T1"/></text:p>
      <text:p text:style-name="P4"><text:span text:style-name="T1"><text:tab/>Create and initialize a new board</text:span></text:p>
      <text:p text:style-name="P4"><text:span text:style-name="T1"><text:tab/></text:span></text:p>
      <text:p text:style-name="P4"><text:span text:style-name="T1"><text:tab/>Print the initial board and the menu for input</text:span></text:p>
      <text:p text:style-name="P4"><text:span text:style-name="T1"><text:tab/></text:span></text:p>
      <text:p text:style-name="P4"><text:span text:style-name="T1"><text:tab/>Read in the input for the option selection</text:span></text:p>
      <text:p text:style-name="P4"><text:span text:style-name="T1"/></text:p>
      <text:p text:style-name="P4"><text:soft-page-break/><text:span text:style-name="T1"><text:tab/>Call member functions from the Board class for the input option:</text:span></text:p>
      <text:p text:style-name="P4"><text:span text:style-name="T1"><text:tab/><text:tab/>1. togglePen</text:span></text:p>
      <text:p text:style-name="P4"><text:span text:style-name="T1"><text:tab/><text:tab/>2. turnTurtle</text:span></text:p>
      <text:p text:style-name="P4"><text:span text:style-name="T1"><text:tab/><text:tab/>3. moveTurtle</text:span></text:p>
      <text:p text:style-name="P4"><text:span text:style-name="T1"><text:tab/><text:tab/>4. printBoard</text:span></text:p>
      <text:p text:style-name="P4"><text:span text:style-name="T1"><text:tab/><text:tab/>5. changeBrush</text:span></text:p>
      <text:p text:style-name="P4"><text:span text:style-name="T1"><text:tab/><text:tab/>6. resetBoard</text:span></text:p>
      <text:p text:style-name="P4"><text:span text:style-name="T1"><text:tab/><text:tab/>7. jumpTurtle</text:span></text:p>
      <text:p text:style-name="P4"><text:span text:style-name="T1"><text:tab/><text:tab/>8. printMenu</text:span></text:p>
      <text:p text:style-name="P4"><text:span text:style-name="T1"><text:tab/><text:tab/>9. exit program</text:span></text:p>
      <text:p text:style-name="P4"><text:span text:style-name="T1"/></text:p>
      <text:p text:style-name="P4"><text:span text:style-name="T1"><text:tab/>Delete the Board</text:span></text:p>
      <text:p text:style-name="P4"><text:span text:style-name="T1"/></text:p>
      <text:p text:style-name="P4"><text:span text:style-name="T1">function printMenu()</text:span></text:p>
      <text:p text:style-name="P4"><text:span text:style-name="T1"><text:tab/>print the menu options along with the corresponding integer selections, along with a prompt for <text:tab/>the user to input their option</text:span></text:p>
      <text:p text:style-name="P4"><text:span text:style-name="T1"/></text:p>
      <text:p text:style-name="P4"><text:span text:style-name="T1">3.1<text:tab/>Design Graph</text:span></text:p>
      <text:p text:style-name="P4"><text:span text:style-name="T1"/></text:p>
      <text:p text:style-name="P5"><text:span text:style-name="T1">Main Program</text:span></text:p>
      <text:p text:style-name="P9"><text:span text:style-name="T1">|</text:span></text:p>
      <text:p text:style-name="P4"><text:span text:style-name="T1"><text:s text:c="10"/>|<text:tab/><text:tab/><text:tab/> <text:s text:c="3"/></text:span><text:span text:style-name="T4">|<text:tab/><text:tab/><text:tab/>|<text:tab/><text:tab/><text:tab/> <text:s text:c="6"/>|<text:tab/><text:tab/><text:tab/><text:tab/>|</text:span></text:p>
      <text:p text:style-name="P6"><text:span text:style-name="T1"><text:s text:c="10"/>|<text:tab/><text:tab/><text:tab/> <text:s text:c="3"/>|<text:tab/><text:tab/><text:tab/>|<text:tab/><text:tab/><text:tab/> <text:s text:c="6"/>|<text:tab/><text:tab/><text:tab/><text:tab/>|</text:span></text:p>
      <text:p text:style-name="P6"><text:span text:style-name="T1">----------------<text:tab/> <text:s text:c="5"/>---------------<text:tab/>-------------------<text:tab/>-----------------------------<text:tab/>------------------<text:tab/></text:span></text:p>
      <text:p text:style-name="P6"><text:span text:style-name="T1">| printBoard |<text:tab/> <text:s text:c="5"/>| togglePen |<text:tab/>| turnTurtle<text:tab/>|<text:tab/>| moveTurtle<text:tab/><text:tab/> <text:s/>|<text:tab/>| printBoard <text:s text:c="3"/>|</text:span></text:p>
      <text:p text:style-name="P6"><text:span text:style-name="T1">----------------<text:tab/> <text:s text:c="5"/>---------------<text:tab/>| <text:tab/>IN: dir <text:tab/>|<text:tab/>|<text:tab/>IN: numSpaces |<text:tab/>------------------</text:span></text:p>
      <text:p text:style-name="P6"><text:span text:style-name="T1"><text:tab/><text:tab/><text:tab/><text:tab/><text:tab/>-------------------<text:tab/>-----------------------------</text:span></text:p>
      <text:p text:style-name="P6"><text:span text:style-name="T1"/></text:p>
      <text:p text:style-name="P6"><text:span text:style-name="T1"/></text:p>
      <text:p text:style-name="P7"><text:span text:style-name="T5">Main Program </text:span><text:span text:style-name="T1">Continued</text:span></text:p>
      <text:p text:style-name="P10"><text:span text:style-name="T1">|</text:span></text:p>
      <text:p text:style-name="P6"><text:span text:style-name="T1"><text:tab/>|<text:tab/><text:tab/><text:tab/><text:tab/><text:tab/>|<text:tab/><text:tab/> <text:s text:c="8"/>|<text:tab/><text:tab/><text:tab/><text:tab/>|</text:span></text:p>
      <text:p text:style-name="P6"><text:span text:style-name="T1"><text:tab/>|<text:tab/><text:tab/><text:tab/><text:tab/><text:tab/>|<text:tab/><text:tab/> <text:s text:c="8"/>|<text:tab/><text:tab/><text:tab/><text:tab/>|</text:span></text:p>
      <text:p text:style-name="P6"><text:span text:style-name="T1">-------------------------------------<text:tab/> ----------------<text:tab/> <text:s text:c="3"/>--------------------------<text:tab/> <text:s/>----------------</text:span></text:p>
      <text:p text:style-name="P6"><text:span text:style-name="T1">| changeBrush<text:tab/><text:tab/><text:tab/>|<text:tab/> | resetBoard |<text:tab/> <text:s text:c="3"/>| jumpTurtle<text:tab/> <text:s text:c="2"/>|<text:tab/> <text:s/>| printMenu |</text:span></text:p>
      <text:p text:style-name="P6"><text:span text:style-name="T1">|<text:tab/>IN: brushSelection<text:tab/>|<text:tab/> ----------------<text:tab/> <text:s text:c="3"/>| <text:s/><text:tab/>IN: posX, posY |<text:tab/> <text:s/>----------------</text:span></text:p>
      <text:p text:style-name="P6"><text:span text:style-name="T1">-------------------------------------<text:tab/><text:tab/><text:tab/> <text:s text:c="3"/>--------------------------</text:span></text:p>
      <text:p text:style-name="P6"><text:span text:style-name="T1"/></text:p>
      <text:p text:style-name="P8"><text:span text:style-name="T1">4.<text:tab/>Limitations and Suggestions</text:span></text:p>
      <text:p text:style-name="P8"><text:span text:style-name="T1"><text:tab/>This program only allows the user to draw using four predefined brush strokes. It could be extended to allow the user to input their own brush strokes to be used.</text:span></text:p>
      <text:p text:style-name="P8"><text:span text:style-name="T1"/></text:p>
      <text:p text:style-name="P8"><text:span text:style-name="T1"><text:tab/>Only one turtle is on the board at a time. Multiplayer functionality could be implemented in order to allow two or more users to interact on the same board with two separate turtles. Extending this, a game could be created such as trying to fill up the most board space while preventing an opponent from doing the s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5:38:11.063000000</meta:creation-date>
    <dc:date>2018-10-14T17:25:26.515000000</dc:date>
    <meta:editing-duration>PT5M56S</meta:editing-duration>
    <meta:editing-cycles>2</meta:editing-cycles>
    <meta:generator>LibreOffice/4.4.4.3$Windows_x86 LibreOffice_project/2c39ebcf046445232b798108aa8a7e7d89552ea8</meta:generator>
    <meta:document-statistic meta:table-count="0" meta:image-count="0" meta:object-count="0" meta:page-count="3" meta:paragraph-count="82" meta:word-count="671" meta:character-count="4614" meta:non-whitespace-character-count="3765"/>
  </office:meta>
</office:document-meta>
</file>